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herif" svg:font-family="'Liberation Sherif'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5" style:family="paragraph" style:parent-style-name="Standard">
      <style:text-properties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P6" style:family="paragraph" style:parent-style-name="Paragraphe_20_de_20_liste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7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9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language="en" fo:country="US"/>
    </style:style>
    <style:style style:name="P10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11" style:family="paragraph" style:parent-style-name="Normal">
      <style:paragraph-properties>
        <style:tab-stops>
          <style:tab-stop style:position="6.787cm"/>
        </style:tab-stops>
      </style:paragraph-properties>
    </style:style>
    <style:style style:name="P12" style:family="paragraph" style:parent-style-name="Standard">
      <style:paragraph-properties fo:margin-left="2.501cm" fo:margin-right="0cm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14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language="en" fo:country="US"/>
    </style:style>
    <style:style style:name="P15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P17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P20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21" style:family="paragraph" style:parent-style-name="Standard" style:list-style-name="WW8Num1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 style:list-style-name="WW8Num1">
      <style:paragraph-properties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US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P26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language="en" fo:country="US"/>
    </style:style>
    <style:style style:name="P27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language="en" fo:country="US"/>
    </style:style>
    <style:style style:name="P28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9" style:family="paragraph" style:parent-style-name="Standard">
      <style:paragraph-properties fo:margin-left="2.501cm" fo:margin-right="0cm" fo:text-indent="0cm" style:auto-text-indent="false">
        <style:tab-stops/>
      </style:paragraph-properties>
    </style:style>
    <style:style style:name="P30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0pt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P31" style:family="paragraph" style:parent-style-name="Paragraphe_20_de_20_liste" style:list-style-name="WW8Num1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32" style:family="paragraph" style:parent-style-name="Paragraphe_20_de_20_liste" style:list-style-name="WW8Num1">
      <style:paragraph-properties fo:margin-left="5.022cm" fo:margin-right="0cm" fo:text-indent="0cm" style:auto-text-indent="false">
        <style:tab-stops/>
      </style:paragraph-properties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" style:family="text">
      <style:text-properties fo:language="en" fo:country="U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style:font-name="Liberation Sherif"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onventions de codage</text:p>
      <text:p text:style-name="P2"/>
      <text:p text:style-name="P1"/>
      <text:list xml:id="list1691855931" text:style-name="WW8Num1">
        <text:list-item text:start-value="1">
          <text:p text:style-name="P31">Indexation :</text:p>
        </text:list-item>
      </text:list>
      <text:p text:style-name="P6"/>
      <text:p text:style-name="P7">Après une structure conditionnelle (if/else if/else/...), nom fonction... le symbole «} » doit être décalé d'une tabulation.</text:p>
      <text:p text:style-name="P7">Tout code suivant une «} » doit s’aligner au même nombre de tabulations que ce dernier.</text:p>
      <text:p text:style-name="P7"/>
      <text:p text:style-name="P8">Exemple :</text:p>
      <text:p text:style-name="P9">If (xxxx)</text:p>
      <text:p text:style-name="P24"><text:tab/><text:tab/><text:tab/>{</text:p>
      <text:p text:style-name="P9"><text:tab/>xxxx;</text:p>
      <text:p text:style-name="P9"><text:tab/>If (xxxx)</text:p>
      <text:p text:style-name="P7"><text:span text:style-name="Police_20_par_20_défaut"><text:span text:style-name="T1"><text:tab/></text:span></text:span>{</text:p>
      <text:p text:style-name="P7"><text:tab/><text:tab/>xxxx;</text:p>
      <text:p text:style-name="P7"><text:tab/><text:tab/>xxxx;</text:p>
      <text:p text:style-name="P7"><text:tab/>}<text:tab/><text:tab/></text:p>
      <text:p text:style-name="P7"><text:tab/>xxxx;</text:p>
      <text:p text:style-name="P7"><text:tab/>xxxx;</text:p>
      <text:p text:style-name="P7">}</text:p>
      <text:p text:style-name="Standard"/>
      <text:list xml:id="list499572830" text:continue-numbering="true" text:style-name="WW8Num1">
        <text:list-item>
          <text:p text:style-name="P31">Parenthèses :</text:p>
        </text:list-item>
      </text:list>
      <text:p text:style-name="P6"/>
      <text:p text:style-name="P7">Toutes les parenthèses ne doivent pas être espacés d’un espace avant et après la parenthèse.</text:p>
      <text:p text:style-name="P7"/>
      <text:p text:style-name="P8">Exemple :</text:p>
      <text:p text:style-name="P9">if (isset($name)) <text:s text:c="3"/>// correct</text:p>
      <text:p text:style-name="P9">if ( isset ( $name ) ) <text:s/>// incorrect</text:p>
      <text:p text:style-name="P9"/>
      <text:list xml:id="list965410263" text:continue-numbering="true" text:style-name="WW8Num1">
        <text:list-item>
          <text:p text:style-name="P32">Noms des fonctions :</text:p>
        </text:list-item>
      </text:list>
      <text:p text:style-name="P7">Afin de simuler un espace si le nom de la fonction comporte plusieurs mots, le nom doit contenir des underscores.</text:p>
      <text:p text:style-name="P7">Chaque nom doit être en minuscule.</text:p>
      <text:p text:style-name="P7">Chaque fonction doit avoir un nom anglophone :</text:p>
      <text:p text:style-name="P10"/>
      <text:p text:style-name="P8">Exemple :</text:p>
      <text:p text:style-name="P9">myfct<text:tab/><text:tab/>// incorrect</text:p>
      <text:p text:style-name="P9">My_Fct<text:tab/>// incorrect</text:p>
      <text:p text:style-name="P9">mafonction<text:tab/>// incorrect</text:p>
      <text:p text:style-name="P9">MaFonction<text:tab/>// incorrect</text:p>
      <text:p text:style-name="P9">my_fct<text:tab/><text:tab/>// incorrect</text:p>
      <text:p text:style-name="P9">MyFct<text:tab/><text:tab/>// correct</text:p>
      <text:list xml:id="list274308556" text:continue-numbering="true" text:style-name="WW8Num1">
        <text:list-item>
          <text:p text:style-name="P23">Fonctions de test :</text:p>
        </text:list-item>
      </text:list>
      <text:p text:style-name="P11"><text:tab/></text:p>
      <text:p text:style-name="P12">Les fonctions de test doivent utiliser le symbole « _ » (underscore) pour simuler un espace si le nom de la fonction comporte plusieurs mots.</text:p>
      <text:p text:style-name="P12">Chaque nom doit être en minuscule.</text:p>
      <text:p text:style-name="P12">Chaque fonction de test doit commencer par « test_ ».</text:p>
      <text:p text:style-name="P12">Chaque fonction de test doit avoir un nom anglophone :</text:p>
      <text:p text:style-name="P12"/>
      <text:p text:style-name="P13">Exemple :</text:p>
      <text:p text:style-name="P14">testmyfct<text:tab/><text:tab/>// incorrect</text:p>
      <text:p text:style-name="P14">Test_My_Fct<text:tab/><text:tab/>// incorrect</text:p>
      <text:p text:style-name="P14">Testmafonction<text:tab/>// incorrect</text:p>
      <text:p text:style-name="P14">TestMaFonction<text:tab/>// incorrect</text:p>
      <text:p text:style-name="P14">Test_Ma_Fonction<text:tab/>// incorrect</text:p>
      <text:p text:style-name="P14">test_my_fct<text:tab/><text:tab/>// incorrect</text:p>
      <text:p text:style-name="P14">_TestMyFct<text:tab/><text:tab/>// correct</text:p>
      <text:p text:style-name="P3"/>
      <text:list xml:id="list529813918" text:continue-numbering="true" text:style-name="WW8Num1">
        <text:list-item>
          <text:p text:style-name="P21">Noms des variables :</text:p>
        </text:list-item>
      </text:list>
      <text:p text:style-name="P4"/>
      <text:p text:style-name="P12">Afin de simuler un espace si le nom de la variable comporte plusieurs mots, le nom doit contenir des underscores.</text:p>
      <text:p text:style-name="P12">Chaque mot doit être en minuscule.</text:p>
      <text:p text:style-name="P12">Chaque variable doit avoir un nom anglophone.</text:p>
      <text:p text:style-name="P12"/>
      <text:p text:style-name="P13">Exemple :</text:p>
      <text:p text:style-name="P14">myvar<text:tab/><text:tab/>// incorrect</text:p>
      <text:p text:style-name="P14">My_Var<text:tab/>// incorrect</text:p>
      <text:p text:style-name="P14">mavariable<text:tab/>// incorrect</text:p>
      <text:p text:style-name="P14">MaVariable<text:tab/>// incorrect</text:p>
      <text:p text:style-name="P14">Ma_Variable<text:tab/>// incorrect</text:p>
      <text:p text:style-name="P14">my_var<text:tab/>//correct</text:p>
      <text:p text:style-name="P3"/>
      <text:list xml:id="list417193330" text:continue-numbering="true" text:style-name="WW8Num1">
        <text:list-item>
          <text:p text:style-name="P31">Entête</text:p>
        </text:list-item>
      </text:list>
      <text:p text:style-name="P6"/>
      <text:p text:style-name="P12">Les entêtes php et javascript doivent avoir la forme suivante :</text:p>
      <text:p text:style-name="P12"/>
      <text:p text:style-name="P12">/*</text:p>
      <text:p text:style-name="P12">** Auteur (Prénom Nom)</text:p>
      <text:p text:style-name="P12">** Nom de la fonction</text:p>
      <text:p text:style-name="P12">** Description de la fonction</text:p>
      <text:p text:style-name="P12">** Variables d'entrées</text:p>
      <text:p text:style-name="P12">** Variables de sorties</text:p>
      <text:p text:style-name="P12">** Version de la fonction</text:p>
      <text:p text:style-name="P12">** Correcteur</text:p>
      <text:p text:style-name="P12">** Modification</text:p>
      <text:p text:style-name="P12">*/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(script bash et perl)</text:p>
      <text:p text:style-name="P15"/>
      <text:p text:style-name="P18"><text:tab/><text:tab/>##</text:p>
      <text:p text:style-name="P12">## Auteur (Prénom Nom)</text:p>
      <text:p text:style-name="P12">## Nom de la fonction</text:p>
      <text:p text:style-name="P12">## Description de la fonction</text:p>
      <text:p text:style-name="P12">## Variables d'entrées</text:p>
      <text:p text:style-name="P12">## Variables de sorties</text:p>
      <text:p text:style-name="P12">## Version de la fonction</text:p>
      <text:p text:style-name="P12">## Correcteur</text:p>
      <text:p text:style-name="P12">## Modification</text:p>
      <text:p text:style-name="P18"><text:tab/><text:tab/>##</text:p>
      <text:p text:style-name="P18"/>
      <text:p text:style-name="P18"/>
      <text:p text:style-name="P17">ps1 : les fichiers perl devront contenir les module warning(soit par la use soit par l'option indiqué au shaban) et strict</text:p>
      <text:p text:style-name="P17">ps2 : les module perl contiendront aussi un header expliquant le module</text:p>
      <text:p text:style-name="P17"/>
      <text:p text:style-name="P18"><text:tab/><text:tab/>##</text:p>
      <text:p text:style-name="P12">## Auteur (Prénom Nom)</text:p>
      <text:p text:style-name="P12">## Nom de la fonction</text:p>
      <text:p text:style-name="P12">## Description du module</text:p>
      <text:p text:style-name="P12">## liste des fonctions</text:p>
      <text:p text:style-name="P18"><text:tab/><text:tab/>##</text:p>
      <text:p text:style-name="P18"/>
      <text:p text:style-name="P15">Exemple :</text:p>
      <text:p text:style-name="P12"/>
      <text:p text:style-name="P12">#!/usr/bin/perl -w </text:p>
      <text:p text:style-name="P12"/>
      <text:p text:style-name="P12">##</text:p>
      <text:p text:style-name="P12">## Damien Goldenberg</text:p>
      <text:p text:style-name="P12">## my_putstr</text:p>
      <text:p text:style-name="P12">## fonction affichant une chaine de characteres</text:p>
      <text:p text:style-name="P12">## Variables d'entrées :</text:p>
      <text:p text:style-name="P12">##<text:tab/><text:tab/><text:tab/>char *str : variables contenant la chaine de charactere a <text:s text:c="10"/>##<text:tab/><text:tab/><text:tab/><text:tab/> <text:s text:c="4"/>afficher</text:p>
      <text:p text:style-name="P12">## Variables de sorties :</text:p>
      <text:p text:style-name="P12">##<text:tab/><text:tab/><text:tab/>void</text:p>
      <text:p text:style-name="P12">## Version : 1.3</text:p>
      <text:p text:style-name="P12">## Brice Guegan</text:p>
      <text:p text:style-name="P12">## La fonction affiche la chaine de characteres avec <text:s/>un '\0' en fin de chaîne</text:p>
      <text:p text:style-name="P12">##</text:p>
      <text:p text:style-name="Standard"><text:tab/><text:tab/></text:p>
      <text:p text:style-name="Standard"><text:tab/><text:tab/>use strict ;</text:p>
      <text:p text:style-name="Standard"/>
      <text:p text:style-name="P22"/>
      <text:p text:style-name="P15">(script python)</text:p>
      <text:p text:style-name="P15"/>
      <text:p text:style-name="P30">#!/usr/bin/python2.7</text:p>
      <text:p text:style-name="P15"><text:span text:style-name="Source_20_Text"><text:span text:style-name="T6"># -*-coding:Utf-8 -*</text:span></text:span></text:p>
      <text:p text:style-name="P15"/>
      <text:p text:style-name="P18"><text:tab/><text:tab/>''''''</text:p>
      <text:p text:style-name="P12">Auteur (Prénom Nom)</text:p>
      <text:p text:style-name="P12">Nom de la fonction</text:p>
      <text:p text:style-name="P12">Description de la fonction</text:p>
      <text:p text:style-name="P12">Variables d'entrées</text:p>
      <text:p text:style-name="P12">Variables de sorties</text:p>
      <text:p text:style-name="P12">Version de la fonction</text:p>
      <text:p text:style-name="P12">Correcteur</text:p>
      <text:p text:style-name="P12">Modification</text:p>
      <text:p text:style-name="P18"><text:tab/><text:tab/>''''''</text:p>
      <text:p text:style-name="Standard"/>
      <text:list xml:id="list586212110" text:continue-numbering="true" text:style-name="WW8Num1">
        <text:list-item>
          <text:p text:style-name="P21">Notation classes</text:p>
        </text:list-item>
      </text:list>
      <text:p text:style-name="P4"/>
      <text:p text:style-name="P5"><text:tab/>Les classes devront respecter le principe d'encapsulation au maximum.</text:p>
      <text:p text:style-name="P5"><text:tab/>Les classes devront commencer par des majuscules.</text:p>
      <text:p text:style-name="P5"><text:tab/>Si la classe contient plusieurs mots, ils seront collés mais chaque début de mot sera une <text:tab/>majuscule.</text:p>
      <text:p text:style-name="P5"><text:tab/>Les méthodes devront commencer par une minuscule, si une méthode contient plusieurs <text:tab/>mots ils devront commencer par une majuscule</text:p>
      <text:p text:style-name="P5"><text:tab/>Les méthodes servant à récupérer des valeurs commenceront par un le mot « set » <text:tab/>concaténer avec la valeur qu'il récupére</text:p>
      <text:p text:style-name="P5"><text:tab/>Les méthodes servant à récupérer des valeurs commenceront par un le mot « get » <text:tab/>concaténer avec la valeur qu'il récupér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ex : (classe php)</text:p>
      <text:p text:style-name="P5"><text:tab/><text:tab/></text:p>
      <text:p text:style-name="P5"><text:tab/><text:tab/>class ObjectGraph </text:p>
      <text:p text:style-name="P5"><text:tab/><text:tab/><text:tab/>{ </text:p>
      <text:p text:style-name="P19"><text:tab/><text:tab/> <text:s text:c="5"/>protected $id;</text:p>
      <text:p text:style-name="P16"><text:s text:c="18"/>protected $x; </text:p>
      <text:p text:style-name="P16"><text:s text:c="18"/>protected $y; </text:p>
      <text:p text:style-name="P5"><text:s text:c="8"/></text:p>
      <text:p text:style-name="P5"><text:tab/><text:tab/><text:tab/> <text:s text:c="7"/>public function __construct(array $donnees) </text:p>
      <text:p text:style-name="P5"><text:tab/><text:tab/><text:tab/> <text:s text:c="7"/>{ </text:p>
      <text:p text:style-name="P5"><text:tab/><text:tab/><text:tab/> <text:s text:c="11"/>$this-&gt;hydrate($donnees); </text:p>
      <text:p text:style-name="P5"><text:tab/><text:tab/><text:tab/> <text:s text:c="7"/>} </text:p>
      <text:p text:style-name="P5"><text:tab/><text:tab/><text:tab/> <text:s text:c="7"/></text:p>
      <text:p text:style-name="P5"><text:tab/><text:tab/><text:tab/> <text:s text:c="7"/>public function hydrate(array $donnees) </text:p>
      <text:p text:style-name="P5"><text:tab/><text:tab/><text:tab/> <text:s text:c="7"/>{ </text:p>
      <text:p text:style-name="P5"><text:tab/><text:tab/><text:tab/> <text:s text:c="11"/>foreach ($donnees as $key =&gt; $value) </text:p>
      <text:p text:style-name="P5"><text:tab/><text:tab/><text:tab/> <text:s text:c="11"/>{ </text:p>
      <text:p text:style-name="P5"><text:soft-page-break/><text:tab/><text:tab/><text:tab/> <text:s text:c="15"/>$method = 'set'.ucfirst($key); </text:p>
      <text:p text:style-name="P5"><text:tab/><text:tab/><text:tab/> <text:s text:c="15"/></text:p>
      <text:p text:style-name="P5"><text:tab/><text:tab/><text:tab/> <text:s text:c="15"/>if (method_exists($this, $method)) </text:p>
      <text:p text:style-name="P5"><text:tab/><text:tab/><text:tab/> <text:s text:c="19"/>$this-&gt;$method($value); </text:p>
      <text:p text:style-name="P5"><text:tab/><text:tab/><text:tab/> <text:s text:c="11"/>} </text:p>
      <text:p text:style-name="P5"><text:tab/><text:tab/><text:tab/> <text:s text:c="7"/>} </text:p>
      <text:p text:style-name="P5"><text:tab/><text:tab/><text:tab/> <text:s text:c="7"/></text:p>
      <text:p text:style-name="P5"><text:tab/><text:tab/><text:tab/> <text:s text:c="7"/>public function setX($x) </text:p>
      <text:p text:style-name="P5"><text:tab/><text:tab/><text:tab/> <text:s text:c="7"/>{ </text:p>
      <text:p text:style-name="P5"><text:tab/><text:tab/><text:tab/> <text:s text:c="11"/>$x = (int) $x; </text:p>
      <text:p text:style-name="P5"><text:tab/><text:tab/><text:tab/> <text:s text:c="11"/></text:p>
      <text:p text:style-name="P5"><text:tab/><text:tab/><text:tab/> <text:s text:c="11"/>if ($x &gt;= 0) </text:p>
      <text:p text:style-name="P5"><text:tab/><text:tab/><text:tab/> <text:s text:c="15"/>$this-&gt;x = $x; </text:p>
      <text:p text:style-name="P5"><text:tab/><text:tab/><text:tab/> <text:s text:c="7"/>} </text:p>
      <text:p text:style-name="P5"><text:tab/><text:tab/><text:tab/> <text:s text:c="7"/></text:p>
      <text:p text:style-name="P5"><text:tab/><text:tab/><text:tab/> <text:s text:c="7"/>public function setY($y) </text:p>
      <text:p text:style-name="P5"><text:tab/><text:tab/><text:tab/> <text:s text:c="7"/>{ </text:p>
      <text:p text:style-name="P5"><text:tab/><text:tab/><text:tab/> <text:s text:c="11"/>$y = (int) $y; </text:p>
      <text:p text:style-name="P5"><text:tab/><text:tab/><text:tab/> <text:s text:c="11"/></text:p>
      <text:p text:style-name="P5"><text:tab/><text:tab/><text:tab/> <text:s text:c="11"/>if ($y &gt;= 0) </text:p>
      <text:p text:style-name="P5"><text:tab/><text:tab/><text:tab/> <text:s text:c="15"/>$this-&gt;y = $y; </text:p>
      <text:p text:style-name="P5"><text:tab/><text:tab/><text:tab/> <text:s text:c="7"/>} </text:p>
      <text:p text:style-name="P5"><text:tab/><text:tab/><text:tab/> <text:s text:c="7"/></text:p>
      <text:p text:style-name="P5"><text:tab/><text:tab/><text:tab/> <text:s text:c="7"/>public function getId() </text:p>
      <text:p text:style-name="P5"><text:tab/><text:tab/><text:tab/> <text:s text:c="7"/>{ </text:p>
      <text:p text:style-name="P5"><text:tab/><text:tab/><text:tab/> <text:s text:c="7"/><text:tab/><text:tab/>return $this-&gt;id; </text:p>
      <text:p text:style-name="P5"><text:tab/><text:tab/><text:tab/> <text:s text:c="7"/>}</text:p>
      <text:p text:style-name="P5"><text:tab/><text:tab/><text:tab/> <text:s text:c="3"/></text:p>
      <text:p text:style-name="P5"><text:tab/><text:tab/><text:tab/> <text:s text:c="7"/>public function getX() </text:p>
      <text:p text:style-name="P5"><text:tab/><text:tab/><text:tab/> <text:s text:c="7"/>{ </text:p>
      <text:p text:style-name="P5"><text:tab/><text:tab/><text:tab/> <text:s text:c="7"/><text:tab/><text:tab/>return $this-&gt;x; </text:p>
      <text:p text:style-name="P5"><text:tab/><text:tab/><text:tab/> <text:s text:c="7"/>}</text:p>
      <text:p text:style-name="P5"><text:tab/><text:tab/><text:tab/>}</text:p>
      <text:p text:style-name="P5"/>
      <text:p text:style-name="P5"/>
      <text:p text:style-name="P5">ex (perl) :</text:p>
      <text:p text:style-name="P5"/>
      <text:p text:style-name="P5">package Personne; # Nom du package, de notre classe </text:p>
      <text:p text:style-name="P5">use warnings; # Avertissement des messages d'erreurs </text:p>
      <text:p text:style-name="P5">use strict; # Vérification des déclarations </text:p>
      <text:p text:style-name="P5">use Carp; # Utile pour émettre certains avertissements </text:p>
      <text:p text:style-name="P5"/>
      <text:p text:style-name="P5"># Constructeur de la classe Personne </text:p>
      <text:p text:style-name="P5">sub new </text:p>
      <text:p text:style-name="P5">{ </text:p>
      <text:p text:style-name="P5"><text:tab/>my ( $classe, $ref_arguments ) = @_; </text:p>
      <text:p text:style-name="P19"># Vérifions la classe </text:p>
      <text:p text:style-name="P19">$classe = ref($classe) || $classe; </text:p>
      <text:p text:style-name="P19"># Création de la référence anonyme à un hachage vide (futur objet) </text:p>
      <text:p text:style-name="P19">my $this = {}; </text:p>
      <text:p text:style-name="P19"># Liaison de l'objet à la classe </text:p>
      <text:p text:style-name="P19">bless( $this, $classe ); </text:p>
      <text:p text:style-name="P19"><text:soft-page-break/>$this-&gt;{_NOM} = $ref_arguments-&gt;{nom}; </text:p>
      <text:p text:style-name="P19">$this-&gt;{_PRENOM} = $ref_arguments-&gt;{prenom}; </text:p>
      <text:p text:style-name="P19">$this-&gt;{AGE} = $ref_arguments-&gt;{age}; </text:p>
      <text:p text:style-name="P19">$this-&gt;{_SEXE} = $ref_arguments-&gt;{sexe}; </text:p>
      <text:p text:style-name="P19">$this-&gt;{NOMBRE_ENFANT} = $ref_arguments-&gt;{nombre_enfant}; </text:p>
      <text:p text:style-name="P19">return $this; </text:p>
      <text:p text:style-name="P5">} </text:p>
      <text:p text:style-name="P5"/>
      <text:p text:style-name="P5">sub getNom</text:p>
      <text:p text:style-name="P5">{ </text:p>
      <text:p text:style-name="P5"><text:tab/>my $this = shift; </text:p>
      <text:p text:style-name="P5"><text:tab/>return $this-&gt;{_NOM}; </text:p>
      <text:p text:style-name="P5">} </text:p>
      <text:p text:style-name="P5"/>
      <text:p text:style-name="P5">sub getAge</text:p>
      <text:p text:style-name="P5">{ adresse réseaux</text:p>
      <text:p text:style-name="P5"><text:tab/>my $this = shift; </text:p>
      <text:p text:style-name="P5"><text:tab/>return $this-&gt;{AGE}; </text:p>
      <text:p text:style-name="P5">}</text:p>
      <text:p text:style-name="P5"/>
      <text:p text:style-name="P5">sub setAge</text:p>
      <text:p text:style-name="P5">{</text:p>
      <text:p text:style-name="P5"><text:tab/>my ($this, $age) = @_</text:p>
      <text:p text:style-name="P5"/>
      <text:p text:style-name="P5"><text:tab/>if (defined)</text:p>
      <text:p text:style-name="P5"><text:tab/>{</text:p>
      <text:p text:style-name="P5"><text:tab/><text:tab/>$this{AGE} = $age ;</text:p>
      <text:p text:style-name="P5"><text:tab/>}</text:p>
      <text:p text:style-name="P5"/>
      <text:p text:style-name="P5"><text:tab/>return ;</text:p>
      <text:p text:style-name="P5">} </text:p>
      <text:p text:style-name="P4"/>
      <text:p text:style-name="P4"/>
      <text:p text:style-name="P4"/>
      <text:p text:style-name="P4"/>
      <text:list xml:id="list218260522" text:continue-numbering="true" text:style-name="WW8Num1">
        <text:list-item>
          <text:p text:style-name="P21">Fichiers :</text:p>
        </text:list-item>
      </text:list>
      <text:p text:style-name="P4"/>
      <text:p text:style-name="P12">Afin de simuler un espace si le nom du fichier comporte plusieurs mots, le nom doit contenir des underscores.</text:p>
      <text:p text:style-name="P12">Chaque mot doit être en minuscule.</text:p>
      <text:p text:style-name="P12">Chaque fichier doit avoir un nom anglophone.</text:p>
      <text:p text:style-name="P12"/>
      <text:p text:style-name="P13">Exemple :</text:p>
      <text:p text:style-name="P14">myfile<text:tab/><text:tab/>// incorrect</text:p>
      <text:p text:style-name="P14">My_File<text:tab/>// incorrect</text:p>
      <text:p text:style-name="P12">monfichier<text:tab/>// incorrect</text:p>
      <text:p text:style-name="P12">MonFichier<text:tab/>// incorrect</text:p>
      <text:p text:style-name="P12">Mon_Fichier<text:tab/>// incorrect</text:p>
      <text:p text:style-name="P12">my_file<text:tab/>// correct</text:p>
      <text:p text:style-name="Standard"/>
      <text:list xml:id="list535909476" text:continue-numbering="true" text:style-name="WW8Num1">
        <text:list-item>
          <text:p text:style-name="P21">Architecture web :</text:p>
        </text:list-item>
      </text:list>
      <text:p text:style-name="P4"/>
      <text:p text:style-name="P12"><text:soft-page-break/>Les fichiers correspondant à l’interface web seront organiser selon une architecture MVT (Model View Templat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herif" svg:font-family="'Liberation Sherif'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aragraphe_20_de_20_liste" style:display-name="Paragraphe de liste" style:family="paragraph" style:parent-style-name="Standard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Police_20_par_20_défaut" style:display-name="Police par défaut" style:family="text"/>
    <style:style style:name="WW8Num1z0" style:family="text">
      <style:text-properties style:text-underline-style="none"/>
    </style:style>
    <style:style style:name="WW_5f_CharLFO1LVL1" style:display-name="WW_CharLFO1LVL1" style:family="text">
      <style:text-properties style:text-underline-style="none"/>
    </style:style>
    <style:style style:name="Source_20_Text" style:display-name="Source Text" style:family="text">
      <style:text-properties style:font-name="Droid Sans Mono" style:font-name-asian="Droid Sans Fallback" style:font-name-complex="Lohit Hindi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_5f_CharLFO1LVL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amien </meta:initial-creator>
    <dc:creator>Damien </dc:creator>
    <meta:creation-date>2011-10-11T12:00:00Z</meta:creation-date>
    <dc:date>2013-04-18T11:40:58</dc:date>
    <meta:editing-cycles>28</meta:editing-cycles>
    <meta:editing-duration>PT4H1M8S</meta:editing-duration>
    <meta:document-statistic meta:table-count="0" meta:image-count="0" meta:object-count="0" meta:page-count="7" meta:paragraph-count="228" meta:word-count="915" meta:character-count="6074" meta:non-whitespace-character-count="4758"/>
    <meta:template xlink:type="simple" xlink:actuate="onRequest" xlink:title="" xlink:href="Normal"/>
  </office:meta>
</office:document-meta>
</file>